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25-01-03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24-01-03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23-01-04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22-01-04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21-01-05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20-01-03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19-01-03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18-01-03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17-01-04 13:51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17-01-04 13:41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16-01-03 14:18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15-01-03 17:29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14-01-03 18:03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13-01-03 20:04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12-01-04 19:01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12-01-04 16:11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11-01-04 16:20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10-01-03 18:22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09-01-05 20:02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08-01-04 21:54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07-02-23 16:56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06-01-05 19:58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05-01-08 22:45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04-01-03 00:06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03-01-06 23:55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02-01-03 23:01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01-01-03 14:06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2000-01-04 14:29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607101495502</text:p>
          </table:table-cell>
          <table:table-cell office:value-type="string" calcext:value-type="string">
            <text:p>1999-01-04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